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antarell" officeooo:rsid="001117e8" officeooo:paragraph-rsid="001117e8"/>
    </style:style>
    <style:style style:name="P2" style:family="paragraph" style:parent-style-name="Standard">
      <style:text-properties style:font-name="Cantarell" officeooo:rsid="001117e8" officeooo:paragraph-rsid="001117e8"/>
    </style:style>
    <style:style style:name="P3" style:family="paragraph" style:parent-style-name="Standard">
      <style:text-properties style:font-name="Cantarell" officeooo:rsid="001117e8" officeooo:paragraph-rsid="001d0b1a"/>
    </style:style>
    <style:style style:name="P4" style:family="paragraph" style:parent-style-name="Standard">
      <style:text-properties style:font-name="Cantarell" officeooo:rsid="0014ccd4" officeooo:paragraph-rsid="0014ccd4"/>
    </style:style>
    <style:style style:name="P5" style:family="paragraph" style:parent-style-name="Standard">
      <style:text-properties style:font-name="Cantarell" officeooo:rsid="00158c27" officeooo:paragraph-rsid="00158c27"/>
    </style:style>
    <style:style style:name="P6" style:family="paragraph" style:parent-style-name="Standard">
      <style:text-properties style:font-name="Cantarell" fo:font-weight="bold" officeooo:rsid="00158c27" officeooo:paragraph-rsid="00158c27" style:font-weight-asian="bold" style:font-weight-complex="bold"/>
    </style:style>
    <style:style style:name="P7" style:family="paragraph" style:parent-style-name="Standard">
      <style:text-properties style:font-name="Cantarell" fo:font-weight="bold" officeooo:rsid="001a0eb6" officeooo:paragraph-rsid="001a0eb6" style:font-weight-asian="bold" style:font-weight-complex="bold"/>
    </style:style>
    <style:style style:name="P8" style:family="paragraph" style:parent-style-name="Standard">
      <style:text-properties style:font-name="Cantarell" fo:font-weight="bold" officeooo:rsid="001c2656" officeooo:paragraph-rsid="001c2656" style:font-weight-asian="bold" style:font-weight-complex="bold"/>
    </style:style>
    <style:style style:name="P9" style:family="paragraph" style:parent-style-name="Standard">
      <style:text-properties style:font-name="Cantarell" officeooo:rsid="0015dc7a" officeooo:paragraph-rsid="0015dc7a"/>
    </style:style>
    <style:style style:name="P10" style:family="paragraph" style:parent-style-name="Standard">
      <style:text-properties style:font-name="Cantarell" officeooo:rsid="00176cce" officeooo:paragraph-rsid="00190306"/>
    </style:style>
    <style:style style:name="P11" style:family="paragraph" style:parent-style-name="Standard">
      <style:text-properties style:font-name="Cantarell" officeooo:rsid="00176cce" officeooo:paragraph-rsid="00176cce"/>
    </style:style>
    <style:style style:name="P12" style:family="paragraph" style:parent-style-name="Standard">
      <style:text-properties style:font-name="Cantarell" officeooo:rsid="00190306" officeooo:paragraph-rsid="00190306"/>
    </style:style>
    <style:style style:name="P13" style:family="paragraph" style:parent-style-name="Standard">
      <style:text-properties style:font-name="Cantarell" officeooo:rsid="00190306" officeooo:paragraph-rsid="00286c1a"/>
    </style:style>
    <style:style style:name="P14" style:family="paragraph" style:parent-style-name="Standard">
      <style:text-properties style:font-name="Cantarell" officeooo:rsid="001a0eb6" officeooo:paragraph-rsid="001a0eb6"/>
    </style:style>
    <style:style style:name="P15" style:family="paragraph" style:parent-style-name="Standard">
      <style:text-properties style:font-name="Cantarell" officeooo:rsid="001ba2a4" officeooo:paragraph-rsid="001ba2a4"/>
    </style:style>
    <style:style style:name="P16" style:family="paragraph" style:parent-style-name="Standard">
      <style:text-properties style:font-name="Cantarell" officeooo:rsid="001c2656" officeooo:paragraph-rsid="001c2656"/>
    </style:style>
    <style:style style:name="P17" style:family="paragraph" style:parent-style-name="Standard">
      <style:text-properties style:font-name="Cantarell" officeooo:rsid="001d0b1a" officeooo:paragraph-rsid="001d0b1a"/>
    </style:style>
    <style:style style:name="P18" style:family="paragraph" style:parent-style-name="Standard">
      <style:text-properties style:font-name="Cantarell" officeooo:rsid="001e5ab2" officeooo:paragraph-rsid="001e5ab2"/>
    </style:style>
    <style:style style:name="P19" style:family="paragraph" style:parent-style-name="Standard">
      <style:text-properties style:font-name="Cantarell" officeooo:rsid="0022abf2" officeooo:paragraph-rsid="0022abf2"/>
    </style:style>
    <style:style style:name="P20" style:family="paragraph" style:parent-style-name="Standard">
      <style:text-properties style:font-name="Cantarell" officeooo:rsid="001184f0" officeooo:paragraph-rsid="00237c27"/>
    </style:style>
    <style:style style:name="P21" style:family="paragraph" style:parent-style-name="Standard">
      <style:text-properties style:font-name="Cantarell" officeooo:rsid="0018ab08" officeooo:paragraph-rsid="0018ab08"/>
    </style:style>
    <style:style style:name="P22" style:family="paragraph" style:parent-style-name="Standard">
      <style:paragraph-properties fo:margin-left="0.4925in" fo:margin-right="0in" fo:text-indent="0in" style:auto-text-indent="false"/>
      <style:text-properties style:font-name="Cantarell" officeooo:rsid="001117e8" officeooo:paragraph-rsid="001117e8"/>
    </style:style>
    <style:style style:name="P23" style:family="paragraph" style:parent-style-name="Standard">
      <style:paragraph-properties fo:margin-left="0in" fo:margin-right="0in" fo:text-indent="0in" style:auto-text-indent="false"/>
      <style:text-properties style:font-name="Cantarell" officeooo:rsid="001117e8" officeooo:paragraph-rsid="001117e8"/>
    </style:style>
    <style:style style:name="P24" style:family="paragraph" style:parent-style-name="Standard" style:list-style-name="L1">
      <style:text-properties officeooo:paragraph-rsid="001117e8"/>
    </style:style>
    <style:style style:name="P25" style:family="paragraph" style:parent-style-name="Standard" style:list-style-name="L1">
      <style:text-properties style:font-name="Cantarell" officeooo:rsid="0014ccd4" officeooo:paragraph-rsid="00158c27"/>
    </style:style>
    <style:style style:name="P26" style:family="paragraph" style:parent-style-name="Standard" style:list-style-name="L5">
      <style:text-properties style:font-name="Cantarell" officeooo:rsid="0014ccd4" officeooo:paragraph-rsid="00158c27"/>
    </style:style>
    <style:style style:name="P27" style:family="paragraph" style:parent-style-name="Standard" style:list-style-name="L3">
      <style:text-properties style:font-name="Cantarell" officeooo:rsid="001117e8" officeooo:paragraph-rsid="00158c27"/>
    </style:style>
    <style:style style:name="P28" style:family="paragraph" style:parent-style-name="Standard" style:list-style-name="L5">
      <style:text-properties style:font-name="Cantarell" officeooo:rsid="001117e8" officeooo:paragraph-rsid="00158c27"/>
    </style:style>
    <style:style style:name="P29" style:family="paragraph" style:parent-style-name="Standard" style:list-style-name="L4">
      <style:text-properties style:font-name="Cantarell" officeooo:rsid="00158c27" officeooo:paragraph-rsid="00158c27"/>
    </style:style>
    <style:style style:name="P30" style:family="paragraph" style:parent-style-name="Standard" style:list-style-name="L5">
      <style:text-properties style:font-name="Cantarell" officeooo:rsid="00158c27" officeooo:paragraph-rsid="00158c27"/>
    </style:style>
    <style:style style:name="P31" style:family="paragraph" style:parent-style-name="Standard" style:list-style-name="L6">
      <style:text-properties style:font-name="Cantarell" officeooo:rsid="001184f0" officeooo:paragraph-rsid="00158c27"/>
    </style:style>
    <style:style style:name="P32" style:family="paragraph" style:parent-style-name="Standard" style:list-style-name="L6">
      <style:text-properties style:font-name="Cantarell" officeooo:rsid="00237c27" officeooo:paragraph-rsid="00237c27"/>
    </style:style>
    <style:style style:name="P33" style:family="paragraph" style:parent-style-name="Standard" style:list-style-name="L7">
      <style:text-properties style:font-name="Cantarell" officeooo:rsid="00176cce" officeooo:paragraph-rsid="00176cce"/>
    </style:style>
    <style:style style:name="P34" style:family="paragraph" style:parent-style-name="Standard" style:list-style-name="L7">
      <style:text-properties style:font-name="Cantarell" officeooo:rsid="0018ab08" officeooo:paragraph-rsid="0018ab08"/>
    </style:style>
    <style:style style:name="P35" style:family="paragraph" style:parent-style-name="Standard" style:list-style-name="L7">
      <style:text-properties style:font-name="Cantarell" officeooo:rsid="0015dc7a" officeooo:paragraph-rsid="0015dc7a"/>
    </style:style>
    <style:style style:name="P36" style:family="paragraph" style:parent-style-name="Standard" style:list-style-name="L8">
      <style:text-properties style:font-name="Cantarell" officeooo:rsid="00190306" officeooo:paragraph-rsid="00190306"/>
    </style:style>
    <style:style style:name="P37" style:family="paragraph" style:parent-style-name="Standard" style:list-style-name="L9">
      <style:text-properties style:font-name="Cantarell" officeooo:rsid="001e5ab2" officeooo:paragraph-rsid="001e5ab2"/>
    </style:style>
    <style:style style:name="P38" style:family="paragraph" style:parent-style-name="Standard" style:list-style-name="L2">
      <style:text-properties officeooo:paragraph-rsid="00158c27"/>
    </style:style>
    <style:style style:name="P39" style:family="paragraph" style:parent-style-name="Standard" style:list-style-name="L2">
      <style:text-properties officeooo:paragraph-rsid="0015dc7a"/>
    </style:style>
    <style:style style:name="P40" style:family="paragraph" style:parent-style-name="Standard" style:list-style-name="L3">
      <style:text-properties officeooo:paragraph-rsid="00158c27"/>
    </style:style>
    <style:style style:name="P41" style:family="paragraph" style:parent-style-name="Standard" style:list-style-name="L4">
      <style:text-properties officeooo:paragraph-rsid="00158c27"/>
    </style:style>
    <style:style style:name="P42" style:family="paragraph" style:parent-style-name="Standard" style:list-style-name="L6">
      <style:text-properties officeooo:paragraph-rsid="00237c27"/>
    </style:style>
    <style:style style:name="P43" style:family="paragraph" style:parent-style-name="Standard" style:list-style-name="L7">
      <style:text-properties officeooo:paragraph-rsid="00158c27"/>
    </style:style>
    <style:style style:name="P44" style:family="paragraph" style:parent-style-name="Standard" style:list-style-name="L7">
      <style:text-properties officeooo:paragraph-rsid="0015dc7a"/>
    </style:style>
    <style:style style:name="P45" style:family="paragraph" style:parent-style-name="Standard" style:list-style-name="L7">
      <style:text-properties officeooo:rsid="0015dc7a" officeooo:paragraph-rsid="00176cce"/>
    </style:style>
    <style:style style:name="P46" style:family="paragraph" style:parent-style-name="Standard" style:list-style-name="L7">
      <style:text-properties officeooo:rsid="00176cce" officeooo:paragraph-rsid="00176cce"/>
    </style:style>
    <style:style style:name="P47" style:family="paragraph" style:parent-style-name="Standard" style:list-style-name="L9">
      <style:text-properties officeooo:paragraph-rsid="001e5ab2"/>
    </style:style>
    <style:style style:name="P48" style:family="paragraph" style:parent-style-name="Standard" style:list-style-name="L9">
      <style:text-properties officeooo:rsid="001e5ab2" officeooo:paragraph-rsid="001e5ab2"/>
    </style:style>
    <style:style style:name="P49" style:family="paragraph" style:parent-style-name="Standard" style:list-style-name="L9">
      <style:text-properties officeooo:rsid="001f7846" officeooo:paragraph-rsid="001f7846"/>
    </style:style>
    <style:style style:name="P50" style:family="paragraph">
      <style:paragraph-properties fo:text-align="center"/>
    </style:style>
    <style:style style:name="P51" style:family="paragraph">
      <loext:graphic-properties draw:fill-color="#ffffff"/>
      <style:paragraph-properties fo:text-align="center"/>
    </style:style>
    <style:style style:name="P52"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53" style:family="paragraph">
      <loext:graphic-properties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54" style:family="paragraph">
      <loext:graphic-properties draw:fill-color="#ffffff"/>
      <style:paragraph-properties fo:text-align="center"/>
      <style:text-properties fo:font-size="12pt"/>
    </style:style>
    <style:style style:name="T1" style:family="text">
      <style:text-properties officeooo:rsid="001184f0"/>
    </style:style>
    <style:style style:name="T2" style:family="text">
      <style:text-properties officeooo:rsid="0014ccd4"/>
    </style:style>
    <style:style style:name="T3" style:family="text">
      <style:text-properties officeooo:rsid="00158c27"/>
    </style:style>
    <style:style style:name="T4" style:family="text">
      <style:text-properties style:font-name="Cantarell"/>
    </style:style>
    <style:style style:name="T5" style:family="text">
      <style:text-properties style:font-name="Cantarell" officeooo:rsid="001117e8"/>
    </style:style>
    <style:style style:name="T6" style:family="text">
      <style:text-properties style:font-name="Cantarell" officeooo:rsid="001184f0"/>
    </style:style>
    <style:style style:name="T7" style:family="text">
      <style:text-properties style:font-name="Cantarell" officeooo:rsid="0014ccd4"/>
    </style:style>
    <style:style style:name="T8" style:family="text">
      <style:text-properties style:font-name="Cantarell" officeooo:rsid="00158c27"/>
    </style:style>
    <style:style style:name="T9" style:family="text">
      <style:text-properties style:font-name="Cantarell" officeooo:rsid="0015dc7a"/>
    </style:style>
    <style:style style:name="T10" style:family="text">
      <style:text-properties style:font-name="Cantarell" officeooo:rsid="00161460"/>
    </style:style>
    <style:style style:name="T11" style:family="text">
      <style:text-properties style:font-name="Cantarell" officeooo:rsid="00176cce"/>
    </style:style>
    <style:style style:name="T12" style:family="text">
      <style:text-properties style:font-name="Cantarell" officeooo:rsid="001e5ab2"/>
    </style:style>
    <style:style style:name="T13" style:family="text">
      <style:text-properties style:font-name="Cantarell" officeooo:rsid="001f7846"/>
    </style:style>
    <style:style style:name="T14" style:family="text">
      <style:text-properties style:font-name="Cantarell" officeooo:rsid="0020ec14"/>
    </style:style>
    <style:style style:name="T15" style:family="text">
      <style:text-properties style:font-name="Cantarell" officeooo:rsid="00237c27"/>
    </style:style>
    <style:style style:name="T16" style:family="text">
      <style:text-properties fo:font-weight="bold" style:font-weight-asian="bold" style:font-weight-complex="bold"/>
    </style:style>
    <style:style style:name="T17" style:family="text">
      <style:text-properties fo:font-weight="bold" officeooo:rsid="00158c27" style:font-weight-asian="bold" style:font-weight-complex="bold"/>
    </style:style>
    <style:style style:name="T18" style:family="text">
      <style:text-properties fo:font-weight="bold" officeooo:rsid="00286c1a" style:font-weight-asian="bold" style:font-weight-complex="bold"/>
    </style:style>
    <style:style style:name="T19" style:family="text">
      <style:text-properties officeooo:rsid="0015dc7a"/>
    </style:style>
    <style:style style:name="T20" style:family="text">
      <style:text-properties officeooo:rsid="00190306"/>
    </style:style>
    <style:style style:name="T21" style:family="text">
      <style:text-properties officeooo:rsid="001a0eb6"/>
    </style:style>
    <style:style style:name="T22" style:family="text">
      <style:text-properties officeooo:rsid="001d0b1a"/>
    </style:style>
    <style:style style:name="T23" style:family="text">
      <style:text-properties officeooo:rsid="001e5ab2"/>
    </style:style>
    <style:style style:name="T24" style:family="text">
      <style:text-properties officeooo:rsid="0022abf2"/>
    </style:style>
    <style:style style:name="T25" style:family="text">
      <style:text-properties officeooo:rsid="0024127e"/>
    </style:style>
    <style:style style:name="T26" style:family="text">
      <style:text-properties officeooo:rsid="0026099e"/>
    </style:style>
    <style:style style:name="T27" style:family="text">
      <style:text-properties officeooo:rsid="002741d3"/>
    </style:style>
    <style:style style:name="T28" style:family="text">
      <style:text-properties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fill-color="#ffffff" draw:textarea-horizontal-align="justify" draw:textarea-vertical-align="middle" draw:auto-grow-height="false" fo:min-height="0.378in" fo:min-width="3.8673in" style:run-through="foreground"/>
    </style:style>
    <style:style style:name="gr4" style:family="graphic">
      <style:graphic-properties draw:fill-color="#ffffff" draw:textarea-horizontal-align="justify" draw:textarea-vertical-align="middle" draw:auto-grow-height="false" fo:min-height="0.3827in" fo:min-width="3.8673in" style:run-through="foreground"/>
    </style:style>
    <style:style style:name="gr5" style:family="graphic">
      <style:graphic-properties draw:fill-color="#ffffff" draw:textarea-horizontal-align="justify" draw:textarea-vertical-align="top" draw:auto-grow-height="false" fo:min-height="0.7236in" fo:min-width="1.4764in" style:run-through="foreground"/>
    </style:style>
    <style:style style:name="gr6" style:family="graphic">
      <style:graphic-properties draw:fill-color="#ffffff" draw:textarea-horizontal-align="center" draw:textarea-vertical-align="middle" style:run-through="foreground"/>
    </style:style>
    <style:style style:name="gr7" style:family="graphic">
      <style:graphic-properties draw:fill-color="#ffffff" draw:textarea-horizontal-align="center" draw:textarea-vertical-align="middle" style:run-through="foreground"/>
    </style:style>
    <style:style style:name="gr8" style:family="graphic">
      <style:graphic-properties draw:fill-color="#ffffff" draw:textarea-horizontal-align="justify" draw:textarea-vertical-align="middle" draw:auto-grow-height="false" fo:min-height="0.3827in" fo:min-width="3.8681in" style:run-through="foreground"/>
    </style:style>
    <style:style style:name="gr9" style:family="graphic">
      <style:graphic-properties draw:fill-color="#ffffff" draw:textarea-horizontal-align="justify" draw:textarea-vertical-align="middle" draw:auto-grow-height="false" fo:min-height="0.3783in" fo:min-width="3.8681in" style:run-through="foreground"/>
    </style:style>
    <style:style style:name="gr10" style:family="graphic">
      <style:graphic-properties draw:fill-color="#ffffff" draw:textarea-horizontal-align="justify" draw:textarea-vertical-align="middle" draw:auto-grow-height="false" fo:min-height="0.378in" fo:min-width="3.8681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text:span text:style-name="T16">Running KM in amazon </text:span><text:span text:style-name="T17">EC</text:span><text:span text:style-name="T3">2</text:span></text:p>
      <text:p text:style-name="P2"/>
      <text:p text:style-name="P2"/>
      <text:p text:style-name="P2">Preliminary checks on aws on (m5.large <text:s/>m5n.large <text:s/>t2.large) different instances show EC2 <text:s/>do<text:span text:style-name="T25">es</text:span> not expose VMX functionality. The instances selected are the latest generation <text:span text:style-name="T1">or one generation behind latest</text:span> <text:span text:style-name="T3">generation </text:span>Intel processors.</text:p>
      <text:p text:style-name="P2"/>
      <text:p text:style-name="P6">Current KM <text:span text:style-name="T19">needs</text:span></text:p>
      <text:p text:style-name="P5"/>
      <text:p text:style-name="P2">For running KM we need less than full <text:span text:style-name="T2">featured h</text:span>ypervisor. <text:span text:style-name="T2">Some are features essential</text:span></text:p>
      <text:p text:style-name="P2"/>
      <text:list xml:id="list451698284" text:style-name="L1">
        <text:list-item>
          <text:p text:style-name="P24"><text:span text:style-name="T5">Having a separate address space when running </text:span><text:span text:style-name="T6">payload</text:span><text:span text:style-name="T5"> code.</text:span></text:p>
          <text:list>
            <text:list-item>
              <text:p text:style-name="P25">When running payload no kernel memory should be mapped.</text:p>
            </text:list-item>
            <text:list-item>
              <text:p text:style-name="P25">When running KM <text:span text:style-name="T25">mode</text:span> address map look<text:span text:style-name="T25">s</text:span> like a regular process with guest memory mapped to KM address space.</text:p>
            </text:list-item>
          </text:list>
        </text:list-item>
      </text:list>
      <text:p text:style-name="P23"/>
      <text:list xml:id="list2597082301" text:style-name="L2">
        <text:list-item>
          <text:p text:style-name="P38"><text:span text:style-name="T5">Switch to </text:span><text:span text:style-name="T6">payload</text:span><text:span text:style-name="T5"> mode.</text:span></text:p>
          <text:list>
            <text:list-item>
              <text:p text:style-name="P39"><text:span text:style-name="T7">In payload mode n</text:span><text:span text:style-name="T5">o access any system services.</text:span></text:p>
            </text:list-item>
            <text:list-item>
              <text:p text:style-name="P39"><text:span text:style-name="T9">S</text:span><text:span text:style-name="T5">ystem </text:span><text:span text:style-name="T9">calls</text:span><text:span text:style-name="T5"> </text:span><text:span text:style-name="T7">use a</text:span><text:span text:style-name="T5"> sanitized </text:span><text:span text:style-name="T7">exit</text:span><text:span text:style-name="T5"> tunnel <text:s/>KM provides.</text:span></text:p>
            </text:list-item>
          </text:list>
        </text:list-item>
      </text:list>
      <text:p text:style-name="P22"/>
      <text:list xml:id="list1928861430" text:style-name="L3">
        <text:list-item>
          <text:p text:style-name="P27">Switch back to monitor mode.</text:p>
          <text:list>
            <text:list-item>
              <text:p text:style-name="P27">All system services should be available.</text:p>
            </text:list-item>
            <text:list-item>
              <text:p text:style-name="P40"><text:span text:style-name="T9">Read and Write a</text:span><text:span text:style-name="T5">ccess to </text:span><text:span text:style-name="T6">payload </text:span><text:span text:style-name="T5">memory.</text:span></text:p>
            </text:list-item>
          </text:list>
        </text:list-item>
      </text:list>
      <text:p text:style-name="P2"/>
      <text:list xml:id="list2781217329" text:style-name="L4">
        <text:list-item>
          <text:p text:style-name="P41"><text:span text:style-name="T5">Special instructions executed by kernel </text:span><text:span text:style-name="T6">on behalf </text:span><text:span text:style-name="T5">of </text:span><text:span text:style-name="T6">payload</text:span><text:span text:style-name="T5"> code.</text:span></text:p>
          <text:list>
            <text:list-item>
              <text:p text:style-name="P29">Currently KM uses “OUT” instruction <text:span text:style-name="T26">for system services</text:span>.</text:p>
            </text:list-item>
          </text:list>
        </text:list-item>
      </text:list>
      <text:p text:style-name="P2"/>
      <text:list xml:id="list22514563" text:style-name="L5">
        <text:list-item>
          <text:p text:style-name="P28">Fault handling.</text:p>
          <text:list>
            <text:list-item>
              <text:p text:style-name="P28">Illegal instructions</text:p>
            </text:list-item>
            <text:list-item>
              <text:p text:style-name="P28">page faults</text:p>
            </text:list-item>
            <text:list-item>
              <text:p text:style-name="P28">privileged instructions</text:p>
            </text:list-item>
            <text:list-item>
              <text:p text:style-name="P26">interrupts</text:p>
            </text:list-item>
            <text:list-item>
              <text:p text:style-name="P26">timer service.</text:p>
            </text:list-item>
            <text:list-item>
              <text:p text:style-name="P30">Additional exceptions need proper forwarding to kernel/KM on a per instance basis.</text:p>
            </text:list-item>
          </text:list>
        </text:list-item>
      </text:list>
      <text:p text:style-name="P2"/>
      <text:list xml:id="list2732349662" text:style-name="L6">
        <text:list-item>
          <text:p text:style-name="P31">IO services</text:p>
          <text:list>
            <text:list-item>
              <text:p text:style-name="P42"><text:span text:style-name="T7">W</text:span><text:span text:style-name="T6">e </text:span><text:span text:style-name="T15">d</text:span><text:span text:style-name="T6">on’t </text:span><text:span text:style-name="T8">currently allow</text:span><text:span text:style-name="T6"> IO/</text:span><text:span text:style-name="T8">Network</text:span><text:span text:style-name="T6"> services as part of payload. All services are provided by KM.</text:span></text:p>
            </text:list-item>
          </text:list>
        </text:list-item>
      </text:list>
      <text:p text:style-name="P20"/>
      <text:list xml:id="list143040085018677" text:continue-numbering="true" text:style-name="L6">
        <text:list-item>
          <text:p text:style-name="P42"><text:span text:style-name="T6">I</text:span><text:span text:style-name="T15">solation</text:span></text:p>
          <text:list>
            <text:list-item>
              <text:p text:style-name="P32">Other guests and hypervisor are protected from payload.</text:p>
            </text:list-item>
          </text:list>
        </text:list-item>
      </text:list>
      <text:p text:style-name="P2"/>
      <text:p text:style-name="P4"/>
      <text:p text:style-name="P6">KVM functionality <text:span text:style-name="T19">currently being </text:span>used</text:p>
      <text:p text:style-name="P2"><text:soft-page-break/></text:p>
      <text:list xml:id="list1759880164" text:style-name="L7">
        <text:list-item>
          <text:p text:style-name="P43"><text:span text:style-name="T8">Phy</text:span><text:span text:style-name="T9">sical mem</text:span><text:span text:style-name="T8">ory management.</text:span></text:p>
          <text:list>
            <text:list-item>
              <text:p text:style-name="P45"><text:span text:style-name="T8">K</text:span><text:span text:style-name="T4">VM currently allows for </text:span><text:span text:style-name="T11">creating and </text:span><text:span text:style-name="T4">mapping guest memory to KM space.</text:span></text:p>
            </text:list-item>
            <text:list-item>
              <text:p text:style-name="P33">Further management of this is done in KM code.</text:p>
            </text:list-item>
          </text:list>
        </text:list-item>
      </text:list>
      <text:p text:style-name="P11"/>
      <text:list xml:id="list143041466873418" text:continue-numbering="true" text:style-name="L7">
        <text:list-item>
          <text:p text:style-name="P44"><text:span text:style-name="T9">Virtual CPU creation </text:span><text:span text:style-name="T10">and scheduling.</text:span></text:p>
          <text:list>
            <text:list-item>
              <text:p text:style-name="P46"><text:span text:style-name="T10">W</text:span><text:span text:style-name="T4">e are creating a new VCPU per pthread. Scheduling of these VCPUS and binding them to physical CPUS is done by KVM.</text:span></text:p>
            </text:list-item>
          </text:list>
        </text:list-item>
      </text:list>
      <text:p text:style-name="P11"/>
      <text:list xml:id="list143040507819704" text:continue-numbering="true" text:style-name="L7">
        <text:list-item>
          <text:p text:style-name="P34">Library/System call/<text:span text:style-name="T27">fault</text:span></text:p>
          <text:list>
            <text:list-item>
              <text:p text:style-name="P34">Exit from guest mode to KM mode is provided by KVM.(OUT instruction)</text:p>
            </text:list-item>
          </text:list>
        </text:list-item>
      </text:list>
      <text:p text:style-name="P21"/>
      <text:list xml:id="list143041993567479" text:continue-numbering="true" text:style-name="L7">
        <text:list-item>
          <text:p text:style-name="P35">Debug support.</text:p>
          <text:list>
            <text:list-item>
              <text:p text:style-name="P46"><text:span text:style-name="T9">D</text:span><text:span text:style-name="T4">ebug trap exit from payload mode back to KM mode and forwarding is done by KVM.</text:span></text:p>
            </text:list-item>
          </text:list>
        </text:list-item>
      </text:list>
      <text:p text:style-name="P9"/>
      <text:p text:style-name="P10">KVM is providing a ‘Kontain virtual system’ and binding it with memory and CPUS <text:span text:style-name="T20">dynamically</text:span>.</text:p>
      <text:p text:style-name="P9"/>
      <text:p text:style-name="P13"><text:span text:style-name="T21">A</text:span>mazon disabled VMX functionality <text:span text:style-name="T21">for EC2 <text:s/>instances, so nested virtualization does not work. VMCS functionality is disabled.</text:span></text:p>
      <text:p text:style-name="P13"/>
      <text:p text:style-name="P12">KVM currently uses VMCS hardware support to</text:p>
      <text:p text:style-name="P12"/>
      <text:list xml:id="list1997757061" text:style-name="L8">
        <text:list-item>
          <text:p text:style-name="P36">enter and exit payload mode</text:p>
        </text:list-item>
        <text:list-item>
          <text:p text:style-name="P36">switching EPT and page table management</text:p>
        </text:list-item>
        <text:list-item>
          <text:p text:style-name="P36">exit on fault</text:p>
        </text:list-item>
        <text:list-item>
          <text:p text:style-name="P36">emulate privileged instructions</text:p>
        </text:list-item>
      </text:list>
      <text:p text:style-name="P10"/>
      <text:p text:style-name="P10"/>
      <text:p text:style-name="P9"><text:s/><text:span text:style-name="T18">How to implement nested virtualization on EC2</text:span></text:p>
      <text:p text:style-name="P9"/>
      <text:p text:style-name="P7">Intuitive <text:span text:style-name="T24">easy </text:span>approach.</text:p>
      <text:p text:style-name="P14"/>
      <text:p text:style-name="P14">Run another layer of virtualization like below</text:p>
      <text:p text:style-name="P14"/>
      <text:p text:style-name="P14"/>
      <text:p text:style-name="P14"><draw:g text:anchor-type="paragraph" draw:z-index="0" draw:style-name="gr1"><draw:g draw:style-name="gr2"><draw:custom-shape draw:name="Shape1" draw:style-name="gr3" draw:text-style-name="P51" svg:width="3.8677in" svg:height="0.378in" svg:x="1.2134in" svg:y="1.5728in"><text:p text:style-name="P50">EC2 Hypervisor</text:p><draw:enhanced-geometry svg:viewBox="0 0 21600 21600" draw:type="rectangle" draw:enhanced-path="M 0 0 L 21600 0 21600 21600 0 21600 0 0 Z N"/></draw:custom-shape><draw:custom-shape draw:name="Shape1" draw:style-name="gr4" draw:text-style-name="P51" svg:width="3.8677in" svg:height="0.3831in" svg:x="1.2134in" svg:y="1.1906in"><text:p text:style-name="P50">Some Linux + ISA emulator</text:p><draw:enhanced-geometry svg:viewBox="0 0 21600 21600" draw:type="rectangle" draw:enhanced-path="M 0 0 L 21600 0 21600 21600 0 21600 0 0 Z N"/></draw:custom-shape><draw:custom-shape draw:name="Shape1" draw:style-name="gr3" draw:text-style-name="P51" svg:width="3.8677in" svg:height="0.378in" svg:x="1.2134in" svg:y="1.9508in"><text:p text:style-name="P50">Hardware</text:p><draw:enhanced-geometry svg:viewBox="0 0 21600 21600" draw:type="rectangle" draw:enhanced-path="M 0 0 L 21600 0 21600 21600 0 21600 0 0 Z N"/></draw:custom-shape><draw:custom-shape draw:name="Shape1" draw:style-name="gr3" draw:text-style-name="P51" svg:width="3.8677in" svg:height="0.378in" svg:x="1.2126in" svg:y="0.8126in"><text:p text:style-name="P50">Kontain OS + KVM</text:p><draw:enhanced-geometry svg:viewBox="0 0 21600 21600" draw:type="rectangle" draw:enhanced-path="M 0 0 L 21600 0 21600 21600 0 21600 0 0 Z N"/></draw:custom-shape></draw:g><draw:g draw:style-name="gr2"><draw:custom-shape draw:name="Shape1" draw:style-name="gr5" draw:text-style-name="P53" svg:width="1.4768in" svg:height="0.724in" svg:x="1.4098in" svg:y="0.089in"><text:p text:style-name="P52">Guest</text:p><draw:enhanced-geometry svg:viewBox="0 0 21600 21600" draw:type="rectangle" draw:enhanced-path="M 0 0 L 21600 0 21600 21600 0 21600 0 0 Z N"/></draw:custom-shape><draw:line draw:name="Shape2" draw:style-name="gr6" draw:text-style-name="P51" svg:x1="1.4098in" svg:y1="0.4409in" svg:x2="2.3618in" svg:y2="0.4409in"><text:p text:style-name="P50">KM</text:p></draw:line><draw:line draw:name="Shape3" draw:style-name="gr7" draw:text-style-name="P54" svg:x1="2.3622in" svg:y1="0.4409in" svg:x2="2.3622in" svg:y2="0.8126in"><text:p/></draw:line></draw:g><draw:g draw:style-name="gr2"><draw:custom-shape draw:name="Shape1" draw:style-name="gr5" draw:text-style-name="P53" svg:width="1.4768in" svg:height="0.724in" svg:x="3.4146in" svg:y="0.089in"><text:p text:style-name="P52">Guest</text:p><draw:enhanced-geometry svg:viewBox="0 0 21600 21600" draw:type="rectangle" draw:enhanced-path="M 0 0 L 21600 0 21600 21600 0 21600 0 0 Z N"/></draw:custom-shape><draw:line draw:name="Shape2" draw:style-name="gr6" draw:text-style-name="P51" svg:x1="3.4146in" svg:y1="0.4409in" svg:x2="4.3665in" svg:y2="0.4409in"><text:p text:style-name="P50">KM</text:p></draw:line><draw:line draw:name="Shape3" draw:style-name="gr7" draw:text-style-name="P54" svg:x1="4.3673in" svg:y1="0.4409in" svg:x2="4.3673in" svg:y2="0.8126in"><text:p/></draw:line></draw:g></draw:g></text:p>
      <text:p text:style-name="P14"/>
      <text:p text:style-name="P14"/>
      <text:p text:style-name="P14"/>
      <text:p text:style-name="P14"/>
      <text:p text:style-name="P14"/>
      <text:p text:style-name="P14"/>
      <text:p text:style-name="P14"/>
      <text:p text:style-name="P14"/>
      <text:p text:style-name="P14"/>
      <text:p text:style-name="P14"><text:soft-page-break/></text:p>
      <text:p text:style-name="P15">This above implementation is quick. Has substantial overhead due to <text:s/>extra layer of operating system and ISA emulator. Further the payload is completely emulated.</text:p>
      <text:p text:style-name="P14"/>
      <text:p text:style-name="P14"/>
      <text:p text:style-name="P8">Second approach.</text:p>
      <text:p text:style-name="P14"/>
      <text:p text:style-name="P16"><draw:g text:anchor-type="paragraph" draw:z-index="1" draw:style-name="gr1"><draw:custom-shape draw:name="Shape1" draw:style-name="gr8" draw:text-style-name="P54" svg:width="3.8685in" svg:height="0.3831in" svg:x="1.4083in" svg:y="2.0669in"><text:p text:style-name="P50"><text:span text:style-name="T28">EC2</text:span></text:p><draw:enhanced-geometry svg:viewBox="0 0 21600 21600" draw:type="rectangle" draw:enhanced-path="M 0 0 L 21600 0 21600 21600 0 21600 0 0 Z N"/></draw:custom-shape><draw:custom-shape draw:name="Shape1" draw:style-name="gr9" draw:text-style-name="P54" svg:width="3.8685in" svg:height="0.3787in" svg:x="1.4083in" svg:y="2.4492in"><text:p text:style-name="P50"><text:span text:style-name="T28">Hardware</text:span></text:p><draw:enhanced-geometry svg:viewBox="0 0 21600 21600" draw:type="rectangle" draw:enhanced-path="M 0 0 L 21600 0 21600 21600 0 21600 0 0 Z N"/></draw:custom-shape><draw:custom-shape draw:name="Shape1" draw:style-name="gr10" draw:text-style-name="P54" svg:width="3.8685in" svg:height="0.378in" svg:x="1.4075in" svg:y="1.689in"><text:p text:style-name="P50"><text:span text:style-name="T28">Kontain OS + Kontain PAS</text:span></text:p><draw:enhanced-geometry svg:viewBox="0 0 21600 21600" draw:type="rectangle" draw:enhanced-path="M 0 0 L 21600 0 21600 21600 0 21600 0 0 Z N"/></draw:custom-shape><draw:g draw:style-name="gr2"><draw:custom-shape draw:name="Shape1" draw:style-name="gr5" draw:text-style-name="P53" svg:width="1.4768in" svg:height="0.724in" svg:x="1.6047in" svg:y="0.9654in"><text:p text:style-name="P52">Guest</text:p><draw:enhanced-geometry svg:viewBox="0 0 21600 21600" draw:type="rectangle" draw:enhanced-path="M 0 0 L 21600 0 21600 21600 0 21600 0 0 Z N"/></draw:custom-shape><draw:line draw:name="Shape2" draw:style-name="gr6" draw:text-style-name="P51" svg:x1="1.6047in" svg:y1="1.3173in" svg:x2="2.5567in" svg:y2="1.3173in"><text:p text:style-name="P50">KM</text:p></draw:line><draw:line draw:name="Shape3" draw:style-name="gr7" draw:text-style-name="P54" svg:x1="2.5559in" svg:y1="1.3173in" svg:x2="2.5559in" svg:y2="1.689in"><text:p/></draw:line></draw:g><draw:g draw:style-name="gr2"><draw:custom-shape draw:name="Shape1" draw:style-name="gr5" draw:text-style-name="P53" svg:width="1.4768in" svg:height="0.724in" svg:x="3.6094in" svg:y="0.9654in"><text:p text:style-name="P52">Guest</text:p><draw:enhanced-geometry svg:viewBox="0 0 21600 21600" draw:type="rectangle" draw:enhanced-path="M 0 0 L 21600 0 21600 21600 0 21600 0 0 Z N"/></draw:custom-shape><draw:line draw:name="Shape2" draw:style-name="gr6" draw:text-style-name="P51" svg:x1="3.6091in" svg:y1="1.3173in" svg:x2="4.561in" svg:y2="1.3173in"><text:p text:style-name="P50">KM</text:p></draw:line><draw:line draw:name="Shape3" draw:style-name="gr7" draw:text-style-name="P54" svg:x1="4.5618in" svg:y1="1.3173in" svg:x2="4.5618in" svg:y2="1.689in"><text:p/></draw:line></draw:g></draw:g>Emulate the needed features that are lacking for a regular process <text:span text:style-name="T22">running on a OS.</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Emulate missing functionality provided by VMCS by either adding a new module or modify KVM to stop using unsupported functionality in EC2.</text:p>
      <text:p text:style-name="P3"/>
      <text:p text:style-name="P17">When a new instance of KM is started create process with default address space and <text:span text:style-name="T23">payload address space(PAS). The PAS is similar to a guest address space with tweaks</text:span></text:p>
      <text:p text:style-name="P18"/>
      <text:list xml:id="list3596754698" text:style-name="L9">
        <text:list-item>
          <text:p text:style-name="P37">Payload runs at RING 3 privilege.</text:p>
        </text:list-item>
        <text:list-item>
          <text:p text:style-name="P47"><text:span text:style-name="T12">Implement hooks to capture async events generated by hardware </text:span><text:span text:style-name="T14">in RING 0 code.</text:span></text:p>
        </text:list-item>
        <text:list-item>
          <text:p text:style-name="P37">PAS RING 0 code will be able to switch back to normal kernel mode.</text:p>
          <text:list>
            <text:list-item>
              <text:p text:style-name="P48"><text:span text:style-name="T4">context to switch back to kernel has to be tracked as part of <text:s/></text:span><text:span text:style-name="T13">PAS.</text:span></text:p>
            </text:list-item>
            <text:list-item>
              <text:p text:style-name="P49"><text:span text:style-name="T4">If a malicious RING3 code manages to modify RING 0 memory in PAS context the </text:span><text:span text:style-name="T14">operating </text:span><text:span text:style-name="T4">system will </text:span><text:span text:style-name="T14">not be able to recover</text:span><text:span text:style-name="T4">.</text:span></text:p>
            </text:list-item>
          </text:list>
        </text:list-item>
        <text:list-item>
          <text:p text:style-name="P49"><text:span text:style-name="T4">Implement sanity checks as part of switch </text:span><text:span text:style-name="T14">from PAS to </text:span><text:span text:style-name="T4"><text:s/>happen</text:span><text:span text:style-name="T14">s</text:span><text:span text:style-name="T4">.</text:span></text:p>
        </text:list-item>
      </text:list>
      <text:p text:style-name="P19"/>
      <text:p text:style-name="P19">Jail proposed using context switch is not as good as the one provided by VMX hardware. Malicious guest can take down the <text:span text:style-name="T25">complete </text:span>environment.</text:p>
      <text:p text:style-name="P19"/>
      <text:p text:style-name="P19">VMX jail is much safer than the above proposal. The switch and switch back context(VMCS) is tracked in hardware. Hardware does all the heavy lifting by isolating hypervisor memory from malicious guest.</text:p>
      <text:p text:style-name="P19"/>
      <text:p text:style-name="P1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1T11:54:45.813123094</meta:creation-date>
    <dc:date>2019-12-12T14:30:39.897547968</dc:date>
    <meta:editing-duration>PT2H44M34S</meta:editing-duration>
    <meta:editing-cycles>22</meta:editing-cycles>
    <meta:generator>LibreOffice/6.2.8.2$Linux_X86_64 LibreOffice_project/20$Build-2</meta:generator>
    <meta:document-statistic meta:table-count="0" meta:image-count="0" meta:object-count="0" meta:page-count="3" meta:paragraph-count="60" meta:word-count="629" meta:character-count="3665" meta:non-whitespace-character-count="3126"/>
  </office:meta>
</office:document-meta>
</file>